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1000000B72B9DE68F.png" manifest:media-type="image/png"/>
  <manifest:file-entry manifest:full-path="Pictures/1000000100000179000001796FD92D70.png" manifest:media-type="image/png"/>
  <manifest:file-entry manifest:full-path="Pictures/10000001000000B700000164B51209D0.png" manifest:media-type="image/png"/>
  <manifest:file-entry manifest:full-path="Pictures/100000010000021C000002E5DF29BE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aed" officeooo:paragraph-rsid="0015da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1.732cm" svg:y="0.127cm" svg:width="11.453cm" svg:height="3.874cm" draw:z-index="0"><draw:image xlink:href="Pictures/1000000100000201000000B72B9DE68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5.632cm" svg:y="0.339cm" svg:width="7.701cm" svg:height="7.98cm" draw:z-index="2"><draw:image xlink:href="Pictures/1000000100000179000001796FD92D70.png" xlink:type="simple" xlink:show="embed" xlink:actuate="onLoad" draw:mime-type="image/png"/></draw:frame><draw:frame draw:style-name="fr1" draw:name="Imagen2" text:anchor-type="char" svg:x="1.526cm" svg:y="0.441cm" svg:width="3.874cm" svg:height="7.962cm" draw:z-index="1"><draw:image xlink:href="Pictures/10000001000000B700000164B51209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n4" text:anchor-type="char" svg:width="11.43cm" svg:height="15.685cm" draw:z-index="3"><draw:image xlink:href="Pictures/100000010000021C000002E5DF29BE6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8T21:03:28.803207900</meta:creation-date>
    <dc:date>2026-01-28T23:46:11.210454500</dc:date>
    <meta:editing-duration>PT2H32M9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25.2.7.2$Windows_X86_64 LibreOffice_project/5cbfd1ab6520636bb5f7b99185aa69bd7456825d</meta:generator>
  </office:meta>
</office:document-meta>
</file>